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NAQUIRI CAINAMARI LITM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36485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504357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NAQUIRI CAINAMARI LITM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6485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5 043 57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SORIA FERNANDEZ, FLOR EUMELI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548332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5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6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6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ANCO DE LA NACION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>735.00</text:p>
          </table:table-cell>
        </table:table-row>
        <table:table-row>
          <table:table-cell table:style-name="Tabla2.A4" office:value-type="string">
            <text:p text:style-name="P14">BANCO DE LA NACION</text:p>
          </table:table-cell>
          <table:table-cell table:style-name="Tabla2.A4" office:value-type="string">
            <text:p text:style-name="P16">11/08/2021</text:p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>30.00</text:p>
          </table:table-cell>
        </table:table-row>
        <table:table-row>
          <table:table-cell table:style-name="Tabla2.A4" office:value-type="string">
            <text:p text:style-name="P14">BANCO DE LA NACION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ANCO DE LA NACION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2:45:3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